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16,455,034,352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15,035,560,372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13,987,693,738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14,833,154,471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15,139,264,670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14,902,474,090.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13,708,926,466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13,008,754,110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1,859,315,078.8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1,597,014,807.3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0,485,225,353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9,522,763,153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7,518,107,786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7,184,064,657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6,036,959,914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4,826,827,577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,058,134,466.8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6,331,961,555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6,813,577,558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153,736,347.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3,723,909,226.9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,338,938,830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2,907,514,522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41:59.037620858</dc:date>
    <meta:editing-duration>PT2H34M6S</meta:editing-duration>
    <meta:editing-cycles>72</meta:editing-cycles>
    <meta:generator>LibreOffice/7.2.6.2$Linux_X86_64 LibreOffice_project/20$Build-2</meta:generator>
    <meta:document-statistic meta:table-count="1" meta:cell-count="48" meta:object-count="0"/>
  </office:meta>
</office:document-meta>
</file>